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3.0709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99cc"/>
    </style:style>
  </office:automatic-styles>
  <office:body>
    <office:spreadsheet>
      <table:table table:name="Weapon Affix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>
            <text:p>Name</text:p>
          </table:table-cell>
          <table:table-cell table:style-name="Default" office:value-type="string">
            <text:p>Affix Type</text:p>
          </table:table-cell>
          <table:table-cell table:style-name="Default" office:value-type="string">
            <text:p>Effect</text:p>
          </table:table-cell>
        </table:table-row>
        <table:table-row table:style-name="ro2">
          <table:table-cell office:value-type="string">
            <text:p>Vorpal</text:p>
          </table:table-cell>
          <table:table-cell office:value-type="string">
            <text:p>Prefix</text:p>
          </table:table-cell>
          <table:table-cell office:value-type="string">
            <text:p>Increased crit damage</text:p>
          </table:table-cell>
        </table:table-row>
        <table:table-row table:style-name="ro1">
          <table:table-cell office:value-type="string">
            <text:p>Piercing</text:p>
          </table:table-cell>
          <table:table-cell office:value-type="string">
            <text:p>Prefix</text:p>
          </table:table-cell>
          <table:table-cell office:value-type="string">
            <text:p>Pierces first target hit</text:p>
          </table:table-cell>
        </table:table-row>
        <table:table-row table:style-name="ro1">
          <table:table-cell office:value-type="string">
            <text:p>Ricochet</text:p>
          </table:table-cell>
          <table:table-cell office:value-type="string">
            <text:p>Prefix</text:p>
          </table:table-cell>
          <table:table-cell office:value-type="string">
            <text:p>Bounces to additional target within [DISTANCE]</text:p>
          </table:table-cell>
        </table:table-row>
        <table:table-row table:style-name="ro1">
          <table:table-cell office:value-type="string">
            <text:p>Extended</text:p>
          </table:table-cell>
          <table:table-cell office:value-type="string">
            <text:p>Prefix</text:p>
          </table:table-cell>
          <table:table-cell office:value-type="string">
            <text:p>Extends max range by [DISTANCE]</text:p>
          </table:table-cell>
        </table:table-row>
        <table:table-row table:style-name="ro1">
          <table:table-cell office:value-type="string">
            <text:p>Curved</text:p>
          </table:table-cell>
          <table:table-cell office:value-type="string">
            <text:p>Prefix</text:p>
          </table:table-cell>
          <table:table-cell office:value-type="string">
            <text:p>Shot takes curved path to target</text:p>
          </table:table-cell>
        </table:table-row>
        <table:table-row table:style-name="ro1">
          <table:table-cell office:value-type="string">
            <text:p>Quick</text:p>
          </table:table-cell>
          <table:table-cell office:value-type="string">
            <text:p>Prefix</text:p>
          </table:table-cell>
          <table:table-cell office:value-type="string">
            <text:p>Increased shot speed</text:p>
          </table:table-cell>
        </table:table-row>
        <table:table-row table:style-name="ro1">
          <table:table-cell office:value-type="string">
            <text:p>Rapid</text:p>
          </table:table-cell>
          <table:table-cell office:value-type="string">
            <text:p>Prefix</text:p>
          </table:table-cell>
          <table:table-cell office:value-type="string">
            <text:p>Increases attack speed</text:p>
          </table:table-cell>
        </table:table-row>
        <table:table-row table:style-name="ro1">
          <table:table-cell office:value-type="string">
            <text:p>Impactful</text:p>
          </table:table-cell>
          <table:table-cell office:value-type="string">
            <text:p>Prefix</text:p>
          </table:table-cell>
          <table:table-cell office:value-type="string">
            <text:p>Knocks target back</text:p>
          </table:table-cell>
        </table:table-row>
        <table:table-row table:style-name="ro1">
          <table:table-cell office:value-type="string">
            <text:p>Agile</text:p>
          </table:table-cell>
          <table:table-cell office:value-type="string">
            <text:p>Prefix</text:p>
          </table:table-cell>
          <table:table-cell office:value-type="string">
            <text:p>Shot turns faster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string">
            <text:p>Prefix</text:p>
          </table:table-cell>
          <table:table-cell office:value-type="string">
            <text:p>Increased damage</text:p>
          </table:table-cell>
        </table:table-row>
        <table:table-row table:style-name="ro2">
          <table:table-cell table:style-name="ce2" office:value-type="string">
            <text:p>Blunt</text:p>
          </table:table-cell>
          <table:table-cell table:style-name="ce2" office:value-type="string">
            <text:p>Prefix</text:p>
          </table:table-cell>
          <table:table-cell table:style-name="ce2" office:value-type="string">
            <text:p>Decreased crit damage</text:p>
          </table:table-cell>
        </table:table-row>
        <table:table-row table:style-name="ro1">
          <table:table-cell table:style-name="ce2" office:value-type="string">
            <text:p>Shortened</text:p>
          </table:table-cell>
          <table:table-cell table:style-name="ce2" office:value-type="string">
            <text:p>Prefix</text:p>
          </table:table-cell>
          <table:table-cell table:style-name="ce2" office:value-type="string">
            <text:p>Shortens max range by [DISTANCE]</text:p>
          </table:table-cell>
        </table:table-row>
        <table:table-row table:style-name="ro1">
          <table:table-cell table:style-name="ce2" office:value-type="string">
            <text:p>Slow</text:p>
          </table:table-cell>
          <table:table-cell table:style-name="ce2" office:value-type="string">
            <text:p>Prefix</text:p>
          </table:table-cell>
          <table:table-cell table:style-name="ce2" office:value-type="string">
            <text:p>Decreased shot speed</text:p>
          </table:table-cell>
        </table:table-row>
        <table:table-row table:style-name="ro1">
          <table:table-cell table:style-name="ce2" office:value-type="string">
            <text:p>Light</text:p>
          </table:table-cell>
          <table:table-cell table:style-name="ce2" office:value-type="string">
            <text:p>Prefix</text:p>
          </table:table-cell>
          <table:table-cell table:style-name="ce2" office:value-type="string">
            <text:p>Decreased damage</text:p>
          </table:table-cell>
        </table:table-row>
        <table:table-row table:style-name="ro1">
          <table:table-cell table:style-name="ce2" office:value-type="string">
            <text:p>Drugged</text:p>
          </table:table-cell>
          <table:table-cell table:style-name="ce2" office:value-type="string">
            <text:p>Prefix</text:p>
          </table:table-cell>
          <table:table-cell table:style-name="ce2" office:value-type="string">
            <text:p>Shot turns slow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10/29/2017</text:date>, <text:time>01:2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O</meta:initial-creator>
    <meta:creation-date>2017-10-27T12:10:38</meta:creation-date>
    <dc:date>2017-10-29T01:22:48</dc:date>
    <dc:creator>T O</dc:creator>
    <meta:editing-duration>PT21M11S</meta:editing-duration>
    <meta:editing-cycles>3</meta:editing-cycles>
    <meta:generator>OpenOffice/4.1.4$Unix OpenOffice.org_project/414m5$Build-9788</meta:generator>
    <meta:document-statistic meta:table-count="3" meta:cell-count="48" meta:object-count="0"/>
  </office:meta>
</office:document-meta>
</file>